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sv" fo:country="SE" officeooo:rsid="001da3b9" officeooo:paragraph-rsid="001da3b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language="sv" fo:country="SE" officeooo:rsid="001da3b9" officeooo:paragraph-rsid="001f8b5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sv" fo:country="SE" officeooo:rsid="001da3b9" officeooo:paragraph-rsid="00206c57" style:font-size-asian="10.5pt" style:font-size-complex="12pt"/>
    </style:style>
    <style:style style:name="T1" style:family="text">
      <style:text-properties officeooo:rsid="001f8b59"/>
    </style:style>
    <style:style style:name="T2" style:family="text">
      <style:text-properties style:font-name="FreeMono" officeooo:rsid="001f8b59"/>
    </style:style>
    <style:style style:name="T3" style:family="text">
      <style:text-properties officeooo:rsid="00206c57"/>
    </style:style>
    <style:style style:name="T4" style:family="text">
      <style:text-properties officeooo:rsid="00206eec"/>
    </style:style>
    <style:style style:name="T5" style:family="text">
      <style:text-properties officeooo:rsid="002090ca"/>
    </style:style>
    <style:style style:name="T6" style:family="text">
      <style:text-properties officeooo:rsid="0021bb30"/>
    </style:style>
    <style:style style:name="T7" style:family="text">
      <style:text-properties officeooo:rsid="0022d8a0"/>
    </style:style>
    <style:style style:name="T8" style:family="text">
      <style:text-properties officeooo:rsid="0023b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test</text:p>
      <text:p text:style-name="P1"/>
      <text:p text:style-name="P2"><text:span text:style-name="T1">För att säkerställa Simthebl Portfolios driftsäkerhet har en mängd systemtest gjorts. Bland annat har datalagret testats automatiskt med den inkluderade filen </text:span><text:span text:style-name="T2">data_test.py</text:span><text:span text:style-name="T1">. Vill du som köpare se med egna ögon att allt är som det ska kan du själv köra filen och se testet bli godkänt. </text:span><text:span text:style-name="T6">A</text:span><text:span text:style-name="T1">lla funktioner </text:span><text:span text:style-name="T6">har även testats</text:span><text:span text:style-name="T1"> manuellt upprepade gånger för att fånga </text:span><text:span text:style-name="T7">upp</text:span><text:span text:style-name="T1"> eventuella undantagsfall. </text:span></text:p>
      <text:p text:style-name="P2"><text:span text:style-name="T1"/></text:p>
      <text:p text:style-name="P3"><text:span text:style-name="T3">I nuläget existerar inga kända buggar i systemet. Vi uppskattar att du som användare kontaktar </text:span><text:a xlink:type="simple" xlink:href="mailto:simgu002@student.liu.se"><text:span text:style-name="T3">simgu002@student.liu.se</text:span></text:a><text:span text:style-name="T3"> eller </text:span><text:a xlink:type="simple" xlink:href="mailto:thebl297@student.liu.se"><text:span text:style-name="T3">thebl297@student.liu.se</text:span></text:a><text:span text:style-name="T3"> om några problem eller buggar påträffas. </text:span><text:span text:style-name="T4">Alla rapporter läses och följs upp med vederbörlig prioritet, </text:span><text:span text:style-name="T8">förhoppningsvis löses det mesta omedelbart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 Bladh</meta:initial-creator>
    <meta:creation-date>2013-10-15T11:36:28</meta:creation-date>
    <dc:date>2013-10-17T08:42:57</dc:date>
    <dc:creator>Theodor Bladh</dc:creator>
    <meta:editing-duration>PT8M58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1" meta:paragraph-count="3" meta:word-count="99" meta:character-count="692" meta:non-whitespace-character-count="595"/>
  </office:meta>
</office:document-meta>
</file>